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49197">
            <text:p>OS-149197</text:p>
          </table:table-cell>
          <table:table-cell office:value-type="float" office:value="-73.877">
            <text:p>-73.877</text:p>
          </table:table-cell>
          <table:table-cell office:value-type="float" office:value="-102.995">
            <text:p>-102.995</text:p>
          </table:table-cell>
          <table:table-cell office:value-type="float" office:value="1810.0">
            <text:p>1810.0</text:p>
          </table:table-cell>
          <table:table-cell office:value-type="float" office:value="20.0">
            <text:p>20.0</text:p>
          </table:table-cell>
          <table:table-cell office:value-type="string" office:value="Limpet shell (likely Nacella) (whole)">
            <text:p>Limpet shell (likely Nacella) (whole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0.0">
            <text:p/>
          </table:table-cell>
          <table:table-cell office:value-type="float" office:value="2.1">
            <text:p>2.1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49199">
            <text:p>OS-149199</text:p>
          </table:table-cell>
          <table:table-cell office:value-type="float" office:value="-73.606">
            <text:p>-73.606</text:p>
          </table:table-cell>
          <table:table-cell office:value-type="float" office:value="-103.043">
            <text:p>-103.043</text:p>
          </table:table-cell>
          <table:table-cell office:value-type="float" office:value="4290.0">
            <text:p>4290.0</text:p>
          </table:table-cell>
          <table:table-cell office:value-type="float" office:value="25.0">
            <text:p>25.0</text:p>
          </table:table-cell>
          <table:table-cell office:value-type="string" office:value="Limpet shell (likely Nacella) (whole)">
            <text:p>Limpet shell (likely Nacella) (whole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0.0">
            <text:p/>
          </table:table-cell>
          <table:table-cell office:value-type="float" office:value="11.1">
            <text:p>11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49196">
            <text:p>OS-149196</text:p>
          </table:table-cell>
          <table:table-cell office:value-type="float" office:value="-73.877">
            <text:p>-73.877</text:p>
          </table:table-cell>
          <table:table-cell office:value-type="float" office:value="-102.995">
            <text:p>-102.995</text:p>
          </table:table-cell>
          <table:table-cell office:value-type="float" office:value="1860.0">
            <text:p>1860.0</text:p>
          </table:table-cell>
          <table:table-cell office:value-type="float" office:value="30.0">
            <text:p>30.0</text:p>
          </table:table-cell>
          <table:table-cell office:value-type="string" office:value="Limpet shell (likely Nacella) (whole)">
            <text:p>Limpet shell (likely Nacella) (whole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0.0">
            <text:p/>
          </table:table-cell>
          <table:table-cell office:value-type="float" office:value="2.1">
            <text:p>2.1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49198">
            <text:p>OS-149198</text:p>
          </table:table-cell>
          <table:table-cell office:value-type="float" office:value="-73.606">
            <text:p>-73.606</text:p>
          </table:table-cell>
          <table:table-cell office:value-type="float" office:value="-103.042">
            <text:p>-103.042</text:p>
          </table:table-cell>
          <table:table-cell office:value-type="float" office:value="4950.0">
            <text:p>4950.0</text:p>
          </table:table-cell>
          <table:table-cell office:value-type="float" office:value="25.0">
            <text:p>25.0</text:p>
          </table:table-cell>
          <table:table-cell office:value-type="string" office:value="Limpet shell (likely Nacella) (partial)">
            <text:p>Limpet shell (likely Nacella) (partial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0.0">
            <text:p/>
          </table:table-cell>
          <table:table-cell office:value-type="float" office:value="14.1">
            <text:p>14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49195">
            <text:p>OS-149195</text:p>
          </table:table-cell>
          <table:table-cell office:value-type="float" office:value="-73.877">
            <text:p>-73.877</text:p>
          </table:table-cell>
          <table:table-cell office:value-type="float" office:value="-102.995">
            <text:p>-102.995</text:p>
          </table:table-cell>
          <table:table-cell office:value-type="float" office:value="1810.0">
            <text:p>1810.0</text:p>
          </table:table-cell>
          <table:table-cell office:value-type="float" office:value="25.0">
            <text:p>25.0</text:p>
          </table:table-cell>
          <table:table-cell office:value-type="string" office:value="Limpet shell (likely Nacella) (fragment)">
            <text:p>Limpet shell (likely Nacella) (fragment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0.0">
            <text:p/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54077">
            <text:p>OS-154077</text:p>
          </table:table-cell>
          <table:table-cell office:value-type="float" office:value="-73.606">
            <text:p>-73.606</text:p>
          </table:table-cell>
          <table:table-cell office:value-type="float" office:value="-103.041">
            <text:p>-103.041</text:p>
          </table:table-cell>
          <table:table-cell office:value-type="float" office:value="2330.0">
            <text:p>2330.0</text:p>
          </table:table-cell>
          <table:table-cell office:value-type="float" office:value="20.0">
            <text:p>20.0</text:p>
          </table:table-cell>
          <table:table-cell office:value-type="string" office:value="penguin bone (partial)">
            <text:p>penguin bone (partial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1.0">
            <text:p>1.0</text:p>
          </table:table-cell>
          <table:table-cell office:value-type="float" office:value="15.4">
            <text:p>15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49167">
            <text:p>OS-149167</text:p>
          </table:table-cell>
          <table:table-cell office:value-type="float" office:value="-73.878">
            <text:p>-73.878</text:p>
          </table:table-cell>
          <table:table-cell office:value-type="float" office:value="-102.995">
            <text:p>-102.995</text:p>
          </table:table-cell>
          <table:table-cell office:value-type="float" office:value="2700.0">
            <text:p>2700.0</text:p>
          </table:table-cell>
          <table:table-cell office:value-type="float" office:value="20.0">
            <text:p>20.0</text:p>
          </table:table-cell>
          <table:table-cell office:value-type="string" office:value="Limpet shell (likely Nacella) (partial)">
            <text:p>Limpet shell (likely Nacella) (partial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57165">
            <text:p>OS-157165</text:p>
          </table:table-cell>
          <table:table-cell office:value-type="float" office:value="-73.641">
            <text:p>-73.641</text:p>
          </table:table-cell>
          <table:table-cell office:value-type="float" office:value="-103.224">
            <text:p>-103.224</text:p>
          </table:table-cell>
          <table:table-cell office:value-type="float" office:value="2130.0">
            <text:p>2130.0</text:p>
          </table:table-cell>
          <table:table-cell office:value-type="float" office:value="25.0">
            <text:p>25.0</text:p>
          </table:table-cell>
          <table:table-cell office:value-type="string" office:value="penguin bone (fragment)">
            <text:p>penguin bone (fragment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1.0">
            <text:p>1.0</text:p>
          </table:table-cell>
          <table:table-cell office:value-type="float" office:value="2.1">
            <text:p>2.1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49200">
            <text:p>OS-149200</text:p>
          </table:table-cell>
          <table:table-cell office:value-type="float" office:value="-73.606">
            <text:p>-73.606</text:p>
          </table:table-cell>
          <table:table-cell office:value-type="float" office:value="-103.043">
            <text:p>-103.043</text:p>
          </table:table-cell>
          <table:table-cell office:value-type="float" office:value="4090.0">
            <text:p>4090.0</text:p>
          </table:table-cell>
          <table:table-cell office:value-type="float" office:value="25.0">
            <text:p>25.0</text:p>
          </table:table-cell>
          <table:table-cell office:value-type="string" office:value="Limpet shell (likely Nacella) (whole)">
            <text:p>Limpet shell (likely Nacella) (whole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0.0">
            <text:p/>
          </table:table-cell>
          <table:table-cell office:value-type="float" office:value="9.7">
            <text:p>9.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57168">
            <text:p>OS-157168</text:p>
          </table:table-cell>
          <table:table-cell office:value-type="float" office:value="-73.874">
            <text:p>-73.874</text:p>
          </table:table-cell>
          <table:table-cell office:value-type="float" office:value="-102.985">
            <text:p>-102.985</text:p>
          </table:table-cell>
          <table:table-cell office:value-type="float" office:value="1550.0">
            <text:p>1550.0</text:p>
          </table:table-cell>
          <table:table-cell office:value-type="float" office:value="15.0">
            <text:p>15.0</text:p>
          </table:table-cell>
          <table:table-cell office:value-type="string" office:value="penguin bone (partial)">
            <text:p>penguin bone (partial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1.0">
            <text:p>1.0</text:p>
          </table:table-cell>
          <table:table-cell office:value-type="float" office:value="7.1">
            <text:p>7.1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49168">
            <text:p>OS-149168</text:p>
          </table:table-cell>
          <table:table-cell office:value-type="float" office:value="-73.878">
            <text:p>-73.878</text:p>
          </table:table-cell>
          <table:table-cell office:value-type="float" office:value="-102.995">
            <text:p>-102.995</text:p>
          </table:table-cell>
          <table:table-cell office:value-type="float" office:value="2500.0">
            <text:p>2500.0</text:p>
          </table:table-cell>
          <table:table-cell office:value-type="float" office:value="20.0">
            <text:p>20.0</text:p>
          </table:table-cell>
          <table:table-cell office:value-type="string" office:value="Limpet shell (likely Nacella) (partial)">
            <text:p>Limpet shell (likely Nacella) (partial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49201">
            <text:p>OS-149201</text:p>
          </table:table-cell>
          <table:table-cell office:value-type="float" office:value="-73.606">
            <text:p>-73.606</text:p>
          </table:table-cell>
          <table:table-cell office:value-type="float" office:value="-103.043">
            <text:p>-103.043</text:p>
          </table:table-cell>
          <table:table-cell office:value-type="float" office:value="4250.0">
            <text:p>4250.0</text:p>
          </table:table-cell>
          <table:table-cell office:value-type="float" office:value="30.0">
            <text:p>30.0</text:p>
          </table:table-cell>
          <table:table-cell office:value-type="string" office:value="Limpet shell (likely Nacella) (partial)">
            <text:p>Limpet shell (likely Nacella) (partial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0.0">
            <text:p/>
          </table:table-cell>
          <table:table-cell office:value-type="float" office:value="10.2">
            <text:p>10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49204">
            <text:p>OS-149204</text:p>
          </table:table-cell>
          <table:table-cell office:value-type="float" office:value="-73.641">
            <text:p>-73.641</text:p>
          </table:table-cell>
          <table:table-cell office:value-type="float" office:value="-103.224">
            <text:p>-103.224</text:p>
          </table:table-cell>
          <table:table-cell office:value-type="float" office:value="3720.0">
            <text:p>3720.0</text:p>
          </table:table-cell>
          <table:table-cell office:value-type="float" office:value="20.0">
            <text:p>20.0</text:p>
          </table:table-cell>
          <table:table-cell office:value-type="string" office:value="Limpet shell (likely Nacella) (fragment)">
            <text:p>Limpet shell (likely Nacella) (fragment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-1.0">
            <text:p>-1.0</text:p>
          </table:table-cell>
          <table:table-cell office:value-type="float" office:value="2.1">
            <text:p>2.1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54076">
            <text:p>OS-154076</text:p>
          </table:table-cell>
          <table:table-cell office:value-type="float" office:value="-73.606">
            <text:p>-73.606</text:p>
          </table:table-cell>
          <table:table-cell office:value-type="float" office:value="-103.04">
            <text:p>-103.04</text:p>
          </table:table-cell>
          <table:table-cell office:value-type="float" office:value="1990.0">
            <text:p>1990.0</text:p>
          </table:table-cell>
          <table:table-cell office:value-type="float" office:value="20.0">
            <text:p>20.0</text:p>
          </table:table-cell>
          <table:table-cell office:value-type="string" office:value="penguin bone (partial)">
            <text:p>penguin bone (partial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1.0">
            <text:p>1.0</text:p>
          </table:table-cell>
          <table:table-cell office:value-type="float" office:value="17.5">
            <text:p>17.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53183">
            <text:p>OS-153183</text:p>
          </table:table-cell>
          <table:table-cell office:value-type="float" office:value="-73.639">
            <text:p>-73.639</text:p>
          </table:table-cell>
          <table:table-cell office:value-type="float" office:value="-103.221">
            <text:p>-103.221</text:p>
          </table:table-cell>
          <table:table-cell office:value-type="float" office:value="10650.0">
            <text:p>10650.0</text:p>
          </table:table-cell>
          <table:table-cell office:value-type="float" office:value="45.0">
            <text:p>45.0</text:p>
          </table:table-cell>
          <table:table-cell office:value-type="string" office:value="Limpet shell (likely Nacella) (fragment)">
            <text:p>Limpet shell (likely Nacella) (fragment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-1.0">
            <text:p>-1.0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53319">
            <text:p>OS-153319</text:p>
          </table:table-cell>
          <table:table-cell office:value-type="float" office:value="-73.866">
            <text:p>-73.866</text:p>
          </table:table-cell>
          <table:table-cell office:value-type="float" office:value="-103.011">
            <text:p>-103.011</text:p>
          </table:table-cell>
          <table:table-cell office:value-type="float" office:value="1570.0">
            <text:p>1570.0</text:p>
          </table:table-cell>
          <table:table-cell office:value-type="float" office:value="20.0">
            <text:p>20.0</text:p>
          </table:table-cell>
          <table:table-cell office:value-type="string" office:value="penguin bone (whole)">
            <text:p>penguin bone (whole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1.0">
            <text:p>1.0</text:p>
          </table:table-cell>
          <table:table-cell office:value-type="float" office:value="6.3">
            <text:p>6.3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57162">
            <text:p>OS-157162</text:p>
          </table:table-cell>
          <table:table-cell office:value-type="float" office:value="-73.606">
            <text:p>-73.606</text:p>
          </table:table-cell>
          <table:table-cell office:value-type="float" office:value="-103.041">
            <text:p>-103.041</text:p>
          </table:table-cell>
          <table:table-cell office:value-type="float" office:value="1660.0">
            <text:p>1660.0</text:p>
          </table:table-cell>
          <table:table-cell office:value-type="float" office:value="20.0">
            <text:p>20.0</text:p>
          </table:table-cell>
          <table:table-cell office:value-type="string" office:value="penguin bone (partial)">
            <text:p>penguin bone (partial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1.0">
            <text:p>1.0</text:p>
          </table:table-cell>
          <table:table-cell office:value-type="float" office:value="16.1">
            <text:p>16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54080">
            <text:p>OS-154080</text:p>
          </table:table-cell>
          <table:table-cell office:value-type="float" office:value="-73.639">
            <text:p>-73.639</text:p>
          </table:table-cell>
          <table:table-cell office:value-type="float" office:value="-103.222">
            <text:p>-103.222</text:p>
          </table:table-cell>
          <table:table-cell office:value-type="float" office:value="1890.0">
            <text:p>1890.0</text:p>
          </table:table-cell>
          <table:table-cell office:value-type="float" office:value="20.0">
            <text:p>20.0</text:p>
          </table:table-cell>
          <table:table-cell office:value-type="string" office:value="penguin bone (partial)">
            <text:p>penguin bone (partial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1.0">
            <text:p>1.0</text:p>
          </table:table-cell>
          <table:table-cell office:value-type="float" office:value="2.3">
            <text:p>2.3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54078">
            <text:p>OS-154078</text:p>
          </table:table-cell>
          <table:table-cell office:value-type="float" office:value="-73.866">
            <text:p>-73.866</text:p>
          </table:table-cell>
          <table:table-cell office:value-type="float" office:value="-103.011">
            <text:p>-103.011</text:p>
          </table:table-cell>
          <table:table-cell office:value-type="float" office:value="2150.0">
            <text:p>2150.0</text:p>
          </table:table-cell>
          <table:table-cell office:value-type="float" office:value="20.0">
            <text:p>20.0</text:p>
          </table:table-cell>
          <table:table-cell office:value-type="string" office:value="penguin bone (partial)">
            <text:p>penguin bone (partial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1.0">
            <text:p>1.0</text:p>
          </table:table-cell>
          <table:table-cell office:value-type="float" office:value="6.1">
            <text:p>6.1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53321">
            <text:p>OS-153321</text:p>
          </table:table-cell>
          <table:table-cell office:value-type="float" office:value="-73.866">
            <text:p>-73.866</text:p>
          </table:table-cell>
          <table:table-cell office:value-type="float" office:value="-103.011">
            <text:p>-103.011</text:p>
          </table:table-cell>
          <table:table-cell office:value-type="float" office:value="1710.0">
            <text:p>1710.0</text:p>
          </table:table-cell>
          <table:table-cell office:value-type="float" office:value="15.0">
            <text:p>15.0</text:p>
          </table:table-cell>
          <table:table-cell office:value-type="string" office:value="penguin bone (whole)">
            <text:p>penguin bone (whole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1.0">
            <text:p>1.0</text:p>
          </table:table-cell>
          <table:table-cell office:value-type="float" office:value="6.3">
            <text:p>6.3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53182">
            <text:p>OS-153182</text:p>
          </table:table-cell>
          <table:table-cell office:value-type="float" office:value="-73.874">
            <text:p>-73.874</text:p>
          </table:table-cell>
          <table:table-cell office:value-type="float" office:value="-102.985">
            <text:p>-102.985</text:p>
          </table:table-cell>
          <table:table-cell office:value-type="float" office:value="2580.0">
            <text:p>2580.0</text:p>
          </table:table-cell>
          <table:table-cell office:value-type="float" office:value="15.0">
            <text:p>15.0</text:p>
          </table:table-cell>
          <table:table-cell office:value-type="string" office:value="penguin bone (partial)">
            <text:p>penguin bone (partial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1.0">
            <text:p>1.0</text:p>
          </table:table-cell>
          <table:table-cell office:value-type="float" office:value="8.1">
            <text:p>8.1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53322">
            <text:p>OS-153322</text:p>
          </table:table-cell>
          <table:table-cell office:value-type="float" office:value="-73.606">
            <text:p>-73.606</text:p>
          </table:table-cell>
          <table:table-cell office:value-type="float" office:value="-103.041">
            <text:p>-103.041</text:p>
          </table:table-cell>
          <table:table-cell office:value-type="float" office:value="1680.0">
            <text:p>1680.0</text:p>
          </table:table-cell>
          <table:table-cell office:value-type="float" office:value="20.0">
            <text:p>20.0</text:p>
          </table:table-cell>
          <table:table-cell office:value-type="string" office:value="penguin bone (partial)">
            <text:p>penguin bone (partial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1.0">
            <text:p>1.0</text:p>
          </table:table-cell>
          <table:table-cell office:value-type="float" office:value="16.6">
            <text:p>16.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53324">
            <text:p>OS-153324</text:p>
          </table:table-cell>
          <table:table-cell office:value-type="float" office:value="-73.874">
            <text:p>-73.874</text:p>
          </table:table-cell>
          <table:table-cell office:value-type="float" office:value="-102.98">
            <text:p>-102.98</text:p>
          </table:table-cell>
          <table:table-cell office:value-type="float" office:value="1670.0">
            <text:p>1670.0</text:p>
          </table:table-cell>
          <table:table-cell office:value-type="float" office:value="20.0">
            <text:p>20.0</text:p>
          </table:table-cell>
          <table:table-cell office:value-type="string" office:value="penguin bone (whole)">
            <text:p>penguin bone (whole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1.0">
            <text:p>1.0</text:p>
          </table:table-cell>
          <table:table-cell office:value-type="float" office:value="21.6">
            <text:p>21.6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53325">
            <text:p>OS-153325</text:p>
          </table:table-cell>
          <table:table-cell office:value-type="float" office:value="-73.874">
            <text:p>-73.874</text:p>
          </table:table-cell>
          <table:table-cell office:value-type="float" office:value="-102.98">
            <text:p>-102.98</text:p>
          </table:table-cell>
          <table:table-cell office:value-type="float" office:value="3360.0">
            <text:p>3360.0</text:p>
          </table:table-cell>
          <table:table-cell office:value-type="float" office:value="25.0">
            <text:p>25.0</text:p>
          </table:table-cell>
          <table:table-cell office:value-type="string" office:value="penguin bone (whole)">
            <text:p>penguin bone (whole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1.0">
            <text:p>1.0</text:p>
          </table:table-cell>
          <table:table-cell office:value-type="float" office:value="21.0">
            <text:p>21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53326">
            <text:p>OS-153326</text:p>
          </table:table-cell>
          <table:table-cell office:value-type="float" office:value="-73.875">
            <text:p>-73.875</text:p>
          </table:table-cell>
          <table:table-cell office:value-type="float" office:value="-102.984">
            <text:p>-102.984</text:p>
          </table:table-cell>
          <table:table-cell office:value-type="float" office:value="1870.0">
            <text:p>1870.0</text:p>
          </table:table-cell>
          <table:table-cell office:value-type="float" office:value="20.0">
            <text:p>20.0</text:p>
          </table:table-cell>
          <table:table-cell office:value-type="string" office:value="penguin bone (partial)">
            <text:p>penguin bone (partial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1.0">
            <text:p>1.0</text:p>
          </table:table-cell>
          <table:table-cell office:value-type="float" office:value="11.4">
            <text:p>11.4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53327">
            <text:p>OS-153327</text:p>
          </table:table-cell>
          <table:table-cell office:value-type="float" office:value="-73.875">
            <text:p>-73.875</text:p>
          </table:table-cell>
          <table:table-cell office:value-type="float" office:value="-102.984">
            <text:p>-102.984</text:p>
          </table:table-cell>
          <table:table-cell office:value-type="float" office:value="2410.0">
            <text:p>2410.0</text:p>
          </table:table-cell>
          <table:table-cell office:value-type="float" office:value="35.0">
            <text:p>35.0</text:p>
          </table:table-cell>
          <table:table-cell office:value-type="string" office:value="penguin bone (partial)">
            <text:p>penguin bone (partial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1.0">
            <text:p>1.0</text:p>
          </table:table-cell>
          <table:table-cell office:value-type="float" office:value="11.4">
            <text:p>11.4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53328">
            <text:p>OS-153328</text:p>
          </table:table-cell>
          <table:table-cell office:value-type="float" office:value="-73.874">
            <text:p>-73.874</text:p>
          </table:table-cell>
          <table:table-cell office:value-type="float" office:value="-102.985">
            <text:p>-102.985</text:p>
          </table:table-cell>
          <table:table-cell office:value-type="float" office:value="2080.0">
            <text:p>2080.0</text:p>
          </table:table-cell>
          <table:table-cell office:value-type="float" office:value="20.0">
            <text:p>20.0</text:p>
          </table:table-cell>
          <table:table-cell office:value-type="string" office:value="penguin bone (partial)">
            <text:p>penguin bone (partial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1.0">
            <text:p>1.0</text:p>
          </table:table-cell>
          <table:table-cell office:value-type="float" office:value="8.1">
            <text:p>8.1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53329">
            <text:p>OS-153329</text:p>
          </table:table-cell>
          <table:table-cell office:value-type="float" office:value="-73.866">
            <text:p>-73.866</text:p>
          </table:table-cell>
          <table:table-cell office:value-type="float" office:value="-103.011">
            <text:p>-103.011</text:p>
          </table:table-cell>
          <table:table-cell office:value-type="float" office:value="1540.0">
            <text:p>1540.0</text:p>
          </table:table-cell>
          <table:table-cell office:value-type="float" office:value="20.0">
            <text:p>20.0</text:p>
          </table:table-cell>
          <table:table-cell office:value-type="string" office:value="penguin bone (partial)">
            <text:p>penguin bone (partial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1.0">
            <text:p>1.0</text:p>
          </table:table-cell>
          <table:table-cell office:value-type="float" office:value="3.9">
            <text:p>3.9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53323">
            <text:p>OS-153323</text:p>
          </table:table-cell>
          <table:table-cell office:value-type="float" office:value="-73.874">
            <text:p>-73.874</text:p>
          </table:table-cell>
          <table:table-cell office:value-type="float" office:value="-102.98">
            <text:p>-102.98</text:p>
          </table:table-cell>
          <table:table-cell office:value-type="float" office:value="3540.0">
            <text:p>3540.0</text:p>
          </table:table-cell>
          <table:table-cell office:value-type="float" office:value="20.0">
            <text:p>20.0</text:p>
          </table:table-cell>
          <table:table-cell office:value-type="string" office:value="penguin bone (whole)">
            <text:p>penguin bone (whole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1.0">
            <text:p>1.0</text:p>
          </table:table-cell>
          <table:table-cell office:value-type="float" office:value="20.4">
            <text:p>20.4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52013">
            <text:p>OS-152013</text:p>
          </table:table-cell>
          <table:table-cell office:value-type="float" office:value="-73.606">
            <text:p>-73.606</text:p>
          </table:table-cell>
          <table:table-cell office:value-type="float" office:value="-103.04">
            <text:p>-103.04</text:p>
          </table:table-cell>
          <table:table-cell office:value-type="float" office:value="4960.0">
            <text:p>4960.0</text:p>
          </table:table-cell>
          <table:table-cell office:value-type="float" office:value="25.0">
            <text:p>25.0</text:p>
          </table:table-cell>
          <table:table-cell office:value-type="string" office:value="penguin bone (whole)">
            <text:p>penguin bone (whole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1.0">
            <text:p>1.0</text:p>
          </table:table-cell>
          <table:table-cell office:value-type="float" office:value="17.5">
            <text:p>17.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52012">
            <text:p>OS-152012</text:p>
          </table:table-cell>
          <table:table-cell office:value-type="float" office:value="-73.606">
            <text:p>-73.606</text:p>
          </table:table-cell>
          <table:table-cell office:value-type="float" office:value="-103.041">
            <text:p>-103.041</text:p>
          </table:table-cell>
          <table:table-cell office:value-type="float" office:value="2080.0">
            <text:p>2080.0</text:p>
          </table:table-cell>
          <table:table-cell office:value-type="float" office:value="15.0">
            <text:p>15.0</text:p>
          </table:table-cell>
          <table:table-cell office:value-type="string" office:value="penguin bone (whole)">
            <text:p>penguin bone (whole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1.0">
            <text:p>1.0</text:p>
          </table:table-cell>
          <table:table-cell office:value-type="float" office:value="15.4">
            <text:p>15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50600">
            <text:p>OS-150600</text:p>
          </table:table-cell>
          <table:table-cell office:value-type="float" office:value="-73.606">
            <text:p>-73.606</text:p>
          </table:table-cell>
          <table:table-cell office:value-type="float" office:value="-103.043">
            <text:p>-103.043</text:p>
          </table:table-cell>
          <table:table-cell office:value-type="float" office:value="4050.0">
            <text:p>4050.0</text:p>
          </table:table-cell>
          <table:table-cell office:value-type="float" office:value="20.0">
            <text:p>20.0</text:p>
          </table:table-cell>
          <table:table-cell office:value-type="string" office:value="Limpet shell (likely Nacella) (partial)">
            <text:p>Limpet shell (likely Nacella) (partial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0.0">
            <text:p/>
          </table:table-cell>
          <table:table-cell office:value-type="float" office:value="9.3">
            <text:p>9.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49205">
            <text:p>OS-149205</text:p>
          </table:table-cell>
          <table:table-cell office:value-type="float" office:value="-73.641">
            <text:p>-73.641</text:p>
          </table:table-cell>
          <table:table-cell office:value-type="float" office:value="-103.224">
            <text:p>-103.224</text:p>
          </table:table-cell>
          <table:table-cell office:value-type="float" office:value="3380.0">
            <text:p>3380.0</text:p>
          </table:table-cell>
          <table:table-cell office:value-type="float" office:value="25.0">
            <text:p>25.0</text:p>
          </table:table-cell>
          <table:table-cell office:value-type="string" office:value="Limpet shell (likely Nacella) (fragment)">
            <text:p>Limpet shell (likely Nacella) (fragment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-1.0">
            <text:p>-1.0</text:p>
          </table:table-cell>
          <table:table-cell office:value-type="float" office:value="2.1">
            <text:p>2.1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49206">
            <text:p>OS-149206</text:p>
          </table:table-cell>
          <table:table-cell office:value-type="float" office:value="-73.641">
            <text:p>-73.641</text:p>
          </table:table-cell>
          <table:table-cell office:value-type="float" office:value="-103.227">
            <text:p>-103.227</text:p>
          </table:table-cell>
          <table:table-cell office:value-type="float" office:value="3040.0">
            <text:p>3040.0</text:p>
          </table:table-cell>
          <table:table-cell office:value-type="float" office:value="25.0">
            <text:p>25.0</text:p>
          </table:table-cell>
          <table:table-cell office:value-type="string" office:value="Limpet shell (likely Nacella) (fragment)">
            <text:p>Limpet shell (likely Nacella) (fragment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0.0">
            <text:p/>
          </table:table-cell>
          <table:table-cell office:value-type="float" office:value="6.0">
            <text:p>6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49207">
            <text:p>OS-149207</text:p>
          </table:table-cell>
          <table:table-cell office:value-type="float" office:value="-73.641">
            <text:p>-73.641</text:p>
          </table:table-cell>
          <table:table-cell office:value-type="float" office:value="-103.227">
            <text:p>-103.227</text:p>
          </table:table-cell>
          <table:table-cell office:value-type="float" office:value="3360.0">
            <text:p>3360.0</text:p>
          </table:table-cell>
          <table:table-cell office:value-type="float" office:value="20.0">
            <text:p>20.0</text:p>
          </table:table-cell>
          <table:table-cell office:value-type="string" office:value="Limpet shell (likely Nacella) (fragment)">
            <text:p>Limpet shell (likely Nacella) (fragment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0.0">
            <text:p/>
          </table:table-cell>
          <table:table-cell office:value-type="float" office:value="7.3">
            <text:p>7.3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49208">
            <text:p>OS-149208</text:p>
          </table:table-cell>
          <table:table-cell office:value-type="float" office:value="-73.641">
            <text:p>-73.641</text:p>
          </table:table-cell>
          <table:table-cell office:value-type="float" office:value="-103.227">
            <text:p>-103.227</text:p>
          </table:table-cell>
          <table:table-cell office:value-type="float" office:value="3350.0">
            <text:p>3350.0</text:p>
          </table:table-cell>
          <table:table-cell office:value-type="float" office:value="20.0">
            <text:p>20.0</text:p>
          </table:table-cell>
          <table:table-cell office:value-type="string" office:value="Limpet shell (likely Nacella) (partial)">
            <text:p>Limpet shell (likely Nacella) (partial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0.0">
            <text:p/>
          </table:table-cell>
          <table:table-cell office:value-type="float" office:value="7.3">
            <text:p>7.3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49209">
            <text:p>OS-149209</text:p>
          </table:table-cell>
          <table:table-cell office:value-type="float" office:value="-73.639">
            <text:p>-73.639</text:p>
          </table:table-cell>
          <table:table-cell office:value-type="float" office:value="-103.222">
            <text:p>-103.222</text:p>
          </table:table-cell>
          <table:table-cell office:value-type="float" office:value="2040.0">
            <text:p>2040.0</text:p>
          </table:table-cell>
          <table:table-cell office:value-type="float" office:value="25.0">
            <text:p>25.0</text:p>
          </table:table-cell>
          <table:table-cell office:value-type="string" office:value="Limpet shell (likely Nacella) (partial)">
            <text:p>Limpet shell (likely Nacella) (partial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0.0">
            <text:p/>
          </table:table-cell>
          <table:table-cell office:value-type="float" office:value="1.5">
            <text:p>1.5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49210">
            <text:p>OS-149210</text:p>
          </table:table-cell>
          <table:table-cell office:value-type="float" office:value="-73.639">
            <text:p>-73.639</text:p>
          </table:table-cell>
          <table:table-cell office:value-type="float" office:value="-103.222">
            <text:p>-103.222</text:p>
          </table:table-cell>
          <table:table-cell office:value-type="float" office:value="2400.0">
            <text:p>2400.0</text:p>
          </table:table-cell>
          <table:table-cell office:value-type="float" office:value="20.0">
            <text:p>20.0</text:p>
          </table:table-cell>
          <table:table-cell office:value-type="string" office:value="Limpet shell (likely Nacella) (partial)">
            <text:p>Limpet shell (likely Nacella) (partial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0.0">
            <text:p/>
          </table:table-cell>
          <table:table-cell office:value-type="float" office:value="2.1">
            <text:p>2.1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49211">
            <text:p>OS-149211</text:p>
          </table:table-cell>
          <table:table-cell office:value-type="float" office:value="-73.639">
            <text:p>-73.639</text:p>
          </table:table-cell>
          <table:table-cell office:value-type="float" office:value="-103.223">
            <text:p>-103.223</text:p>
          </table:table-cell>
          <table:table-cell office:value-type="float" office:value="2040.0">
            <text:p>2040.0</text:p>
          </table:table-cell>
          <table:table-cell office:value-type="float" office:value="20.0">
            <text:p>20.0</text:p>
          </table:table-cell>
          <table:table-cell office:value-type="string" office:value="Limpet shell (likely Nacella) (whole)">
            <text:p>Limpet shell (likely Nacella) (whole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0.0">
            <text:p/>
          </table:table-cell>
          <table:table-cell office:value-type="float" office:value="3.1">
            <text:p>3.1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49212">
            <text:p>OS-149212</text:p>
          </table:table-cell>
          <table:table-cell office:value-type="float" office:value="-73.639">
            <text:p>-73.639</text:p>
          </table:table-cell>
          <table:table-cell office:value-type="float" office:value="-103.223">
            <text:p>-103.223</text:p>
          </table:table-cell>
          <table:table-cell office:value-type="float" office:value="2640.0">
            <text:p>2640.0</text:p>
          </table:table-cell>
          <table:table-cell office:value-type="float" office:value="20.0">
            <text:p>20.0</text:p>
          </table:table-cell>
          <table:table-cell office:value-type="string" office:value="Limpet shell (likely Nacella) (fragment)">
            <text:p>Limpet shell (likely Nacella) (fragment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0.0">
            <text:p/>
          </table:table-cell>
          <table:table-cell office:value-type="float" office:value="3.4">
            <text:p>3.4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50374">
            <text:p>OS-150374</text:p>
          </table:table-cell>
          <table:table-cell office:value-type="float" office:value="-73.877">
            <text:p>-73.877</text:p>
          </table:table-cell>
          <table:table-cell office:value-type="float" office:value="-102.995">
            <text:p>-102.995</text:p>
          </table:table-cell>
          <table:table-cell office:value-type="float" office:value="1780.0">
            <text:p>1780.0</text:p>
          </table:table-cell>
          <table:table-cell office:value-type="float" office:value="15.0">
            <text:p>15.0</text:p>
          </table:table-cell>
          <table:table-cell office:value-type="string" office:value="Limpet shell (likely Nacella) (whole)">
            <text:p>Limpet shell (likely Nacella) (whole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0.0">
            <text:p/>
          </table:table-cell>
          <table:table-cell office:value-type="float" office:value="1.7">
            <text:p>1.7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50375">
            <text:p>OS-150375</text:p>
          </table:table-cell>
          <table:table-cell office:value-type="float" office:value="-73.878">
            <text:p>-73.878</text:p>
          </table:table-cell>
          <table:table-cell office:value-type="float" office:value="-102.995">
            <text:p>-102.995</text:p>
          </table:table-cell>
          <table:table-cell office:value-type="float" office:value="2200.0">
            <text:p>2200.0</text:p>
          </table:table-cell>
          <table:table-cell office:value-type="float" office:value="15.0">
            <text:p>15.0</text:p>
          </table:table-cell>
          <table:table-cell office:value-type="string" office:value="Limpet shell (likely Nacella) (partial)">
            <text:p>Limpet shell (likely Nacella) (partial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0.0">
            <text:p/>
          </table:table-cell>
          <table:table-cell office:value-type="float" office:value="2.4">
            <text:p>2.4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50376">
            <text:p>OS-150376</text:p>
          </table:table-cell>
          <table:table-cell office:value-type="float" office:value="-73.878">
            <text:p>-73.878</text:p>
          </table:table-cell>
          <table:table-cell office:value-type="float" office:value="-102.995">
            <text:p>-102.995</text:p>
          </table:table-cell>
          <table:table-cell office:value-type="float" office:value="2240.0">
            <text:p>2240.0</text:p>
          </table:table-cell>
          <table:table-cell office:value-type="float" office:value="20.0">
            <text:p>20.0</text:p>
          </table:table-cell>
          <table:table-cell office:value-type="string" office:value="Limpet shell (likely Nacella) (whole)">
            <text:p>Limpet shell (likely Nacella) (whole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0.0">
            <text:p/>
          </table:table-cell>
          <table:table-cell office:value-type="float" office:value="2.4">
            <text:p>2.4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50377">
            <text:p>OS-150377</text:p>
          </table:table-cell>
          <table:table-cell office:value-type="float" office:value="-73.639">
            <text:p>-73.639</text:p>
          </table:table-cell>
          <table:table-cell office:value-type="float" office:value="-103.223">
            <text:p>-103.223</text:p>
          </table:table-cell>
          <table:table-cell office:value-type="float" office:value="2500.0">
            <text:p>2500.0</text:p>
          </table:table-cell>
          <table:table-cell office:value-type="float" office:value="20.0">
            <text:p>20.0</text:p>
          </table:table-cell>
          <table:table-cell office:value-type="string" office:value="Limpet shell (likely Nacella) (partial)">
            <text:p>Limpet shell (likely Nacella) (partial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0.0">
            <text:p/>
          </table:table-cell>
          <table:table-cell office:value-type="float" office:value="3.1">
            <text:p>3.1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50384">
            <text:p>OS-150384</text:p>
          </table:table-cell>
          <table:table-cell office:value-type="float" office:value="-73.877">
            <text:p>-73.877</text:p>
          </table:table-cell>
          <table:table-cell office:value-type="float" office:value="-102.996">
            <text:p>-102.996</text:p>
          </table:table-cell>
          <table:table-cell office:value-type="float" office:value="2620.0">
            <text:p>2620.0</text:p>
          </table:table-cell>
          <table:table-cell office:value-type="float" office:value="20.0">
            <text:p>20.0</text:p>
          </table:table-cell>
          <table:table-cell office:value-type="string" office:value="Limpet shell (likely Nacella) (partial)">
            <text:p>Limpet shell (likely Nacella) (partial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0.0">
            <text:p/>
          </table:table-cell>
          <table:table-cell office:value-type="float" office:value="2.8">
            <text:p>2.8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50598">
            <text:p>OS-150598</text:p>
          </table:table-cell>
          <table:table-cell office:value-type="float" office:value="-73.877">
            <text:p>-73.877</text:p>
          </table:table-cell>
          <table:table-cell office:value-type="float" office:value="-102.996">
            <text:p>-102.996</text:p>
          </table:table-cell>
          <table:table-cell office:value-type="float" office:value="2800.0">
            <text:p>2800.0</text:p>
          </table:table-cell>
          <table:table-cell office:value-type="float" office:value="35.0">
            <text:p>35.0</text:p>
          </table:table-cell>
          <table:table-cell office:value-type="string" office:value="Limpet shell (likely Nacella) (partial)">
            <text:p>Limpet shell (likely Nacella) (partial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0.0">
            <text:p/>
          </table:table-cell>
          <table:table-cell office:value-type="float" office:value="2.8">
            <text:p>2.8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50599">
            <text:p>OS-150599</text:p>
          </table:table-cell>
          <table:table-cell office:value-type="float" office:value="-73.865">
            <text:p>-73.865</text:p>
          </table:table-cell>
          <table:table-cell office:value-type="float" office:value="-103.014">
            <text:p>-103.014</text:p>
          </table:table-cell>
          <table:table-cell office:value-type="float" office:value="1730.0">
            <text:p>1730.0</text:p>
          </table:table-cell>
          <table:table-cell office:value-type="float" office:value="20.0">
            <text:p>20.0</text:p>
          </table:table-cell>
          <table:table-cell office:value-type="string" office:value="Limpet shell (likely Nacella) (whole)">
            <text:p>Limpet shell (likely Nacella) (whole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0.0">
            <text:p/>
          </table:table-cell>
          <table:table-cell office:value-type="float" office:value="2.1">
            <text:p>2.1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49202">
            <text:p>OS-149202</text:p>
          </table:table-cell>
          <table:table-cell office:value-type="float" office:value="-73.606">
            <text:p>-73.606</text:p>
          </table:table-cell>
          <table:table-cell office:value-type="float" office:value="-103.043">
            <text:p>-103.043</text:p>
          </table:table-cell>
          <table:table-cell office:value-type="float" office:value="4230.0">
            <text:p>4230.0</text:p>
          </table:table-cell>
          <table:table-cell office:value-type="float" office:value="25.0">
            <text:p>25.0</text:p>
          </table:table-cell>
          <table:table-cell office:value-type="string" office:value="Limpet shell (likely Nacella) (partial)">
            <text:p>Limpet shell (likely Nacella) (partial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0.0">
            <text:p/>
          </table:table-cell>
          <table:table-cell office:value-type="float" office:value="10.2">
            <text:p>10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52009">
            <text:p>OS-152009</text:p>
          </table:table-cell>
          <table:table-cell office:value-type="float" office:value="-73.606">
            <text:p>-73.606</text:p>
          </table:table-cell>
          <table:table-cell office:value-type="float" office:value="-103.041">
            <text:p>-103.041</text:p>
          </table:table-cell>
          <table:table-cell office:value-type="float" office:value="1990.0">
            <text:p>1990.0</text:p>
          </table:table-cell>
          <table:table-cell office:value-type="float" office:value="20.0">
            <text:p>20.0</text:p>
          </table:table-cell>
          <table:table-cell office:value-type="string" office:value="penguin bone (partial)">
            <text:p>penguin bone (partial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1.0">
            <text:p>1.0</text:p>
          </table:table-cell>
          <table:table-cell office:value-type="float" office:value="16.6">
            <text:p>16.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57170">
            <text:p>OS-157170</text:p>
          </table:table-cell>
          <table:table-cell office:value-type="float" office:value="-73.866">
            <text:p>-73.866</text:p>
          </table:table-cell>
          <table:table-cell office:value-type="float" office:value="-103.012">
            <text:p>-103.012</text:p>
          </table:table-cell>
          <table:table-cell office:value-type="float" office:value="1460.0">
            <text:p>1460.0</text:p>
          </table:table-cell>
          <table:table-cell office:value-type="float" office:value="15.0">
            <text:p>15.0</text:p>
          </table:table-cell>
          <table:table-cell office:value-type="string" office:value="penguin bone (partial)">
            <text:p>penguin bone (partial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1.0">
            <text:p>1.0</text:p>
          </table:table-cell>
          <table:table-cell office:value-type="float" office:value="3.2">
            <text:p>3.2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cosmogenic">
            <text:p>cosmogenic</text:p>
          </table:table-cell>
          <table:table-cell office:value-type="string" office:value="LD-19-C1   ">
            <text:p>LD-19-C1   </text:p>
          </table:table-cell>
          <table:table-cell office:value-type="float" office:value="-73.607">
            <text:p>-73.607</text:p>
          </table:table-cell>
          <table:table-cell office:value-type="float" office:value="-103.039">
            <text:p>-103.039</text:p>
          </table:table-cell>
          <table:table-cell office:value-type="float" office:value="7950.0">
            <text:p>7950.0</text:p>
          </table:table-cell>
          <table:table-cell office:value-type="float" office:value="680.0">
            <text:p>680.0</text:p>
          </table:table-cell>
          <table:table-cell office:value-type="string" office:value="bedrock">
            <text:p>bedroc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6.3">
            <text:p>26.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cosmogenic">
            <text:p>cosmogenic</text:p>
          </table:table-cell>
          <table:table-cell office:value-type="string" office:value="ISL-3L ">
            <text:p>ISL-3L </text:p>
          </table:table-cell>
          <table:table-cell office:value-type="float" office:value="-73.969">
            <text:p>-73.969</text:p>
          </table:table-cell>
          <table:table-cell office:value-type="float" office:value="-104.135">
            <text:p>-104.135</text:p>
          </table:table-cell>
          <table:table-cell office:value-type="float" office:value="9070.0">
            <text:p>9070.0</text:p>
          </table:table-cell>
          <table:table-cell office:value-type="float" office:value="880.0">
            <text:p>880.0</text:p>
          </table:table-cell>
          <table:table-cell office:value-type="string" office:value="Erratic boulder">
            <text:p>Erratic boulder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6.0">
            <text:p>26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raddockEtal2022,LindowEtal2014">
            <text:p>BraddockEtal2022,LindowEtal2014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cosmogenic">
            <text:p>cosmogenic</text:p>
          </table:table-cell>
          <table:table-cell office:value-type="string" office:value="ISL-2L ">
            <text:p>ISL-2L </text:p>
          </table:table-cell>
          <table:table-cell office:value-type="float" office:value="-73.602">
            <text:p>-73.602</text:p>
          </table:table-cell>
          <table:table-cell office:value-type="float" office:value="-103.017">
            <text:p>-103.017</text:p>
          </table:table-cell>
          <table:table-cell office:value-type="float" office:value="10500.0">
            <text:p>10500.0</text:p>
          </table:table-cell>
          <table:table-cell office:value-type="float" office:value="930.0">
            <text:p>930.0</text:p>
          </table:table-cell>
          <table:table-cell office:value-type="string" office:value="Erratic boulder">
            <text:p>Erratic boulder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4.0">
            <text:p>3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raddockEtal2022,LindowEtal2014">
            <text:p>BraddockEtal2022,LindowEtal2014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cosmogenic">
            <text:p>cosmogenic</text:p>
          </table:table-cell>
          <table:table-cell office:value-type="string" office:value="ISL-1L ">
            <text:p>ISL-1L </text:p>
          </table:table-cell>
          <table:table-cell office:value-type="float" office:value="-73.602">
            <text:p>-73.602</text:p>
          </table:table-cell>
          <table:table-cell office:value-type="float" office:value="-103.016">
            <text:p>-103.016</text:p>
          </table:table-cell>
          <table:table-cell office:value-type="float" office:value="15450.0">
            <text:p>15450.0</text:p>
          </table:table-cell>
          <table:table-cell office:value-type="float" office:value="1430.0">
            <text:p>1430.0</text:p>
          </table:table-cell>
          <table:table-cell office:value-type="string" office:value="Erratic boulder">
            <text:p>Erratic boulder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7.0">
            <text:p>27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raddockEtal2022,LindowEtal2014">
            <text:p>BraddockEtal2022,LindowEtal2014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cosmogenic">
            <text:p>cosmogenic</text:p>
          </table:table-cell>
          <table:table-cell office:value-type="string" office:value="ISL-1J ">
            <text:p>ISL-1J </text:p>
          </table:table-cell>
          <table:table-cell office:value-type="float" office:value="-73.823">
            <text:p>-73.823</text:p>
          </table:table-cell>
          <table:table-cell office:value-type="float" office:value="-102.941">
            <text:p>-102.941</text:p>
          </table:table-cell>
          <table:table-cell office:value-type="float" office:value="2800.0">
            <text:p>2800.0</text:p>
          </table:table-cell>
          <table:table-cell office:value-type="float" office:value="280.0">
            <text:p>280.0</text:p>
          </table:table-cell>
          <table:table-cell office:value-type="string" office:value="Erratic boulder">
            <text:p>Erratic boulder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raddockEtal2022,JohnsonEtal2008">
            <text:p>BraddockEtal2022,JohnsonEtal2008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59171">
            <text:p>OS-159171</text:p>
          </table:table-cell>
          <table:table-cell office:value-type="float" office:value="-73.606">
            <text:p>-73.606</text:p>
          </table:table-cell>
          <table:table-cell office:value-type="float" office:value="-103.04">
            <text:p>-103.04</text:p>
          </table:table-cell>
          <table:table-cell office:value-type="float" office:value="2080.0">
            <text:p>2080.0</text:p>
          </table:table-cell>
          <table:table-cell office:value-type="float" office:value="20.0">
            <text:p>20.0</text:p>
          </table:table-cell>
          <table:table-cell office:value-type="string" office:value="penguin bone (partial)">
            <text:p>penguin bone (partial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1.0">
            <text:p>1.0</text:p>
          </table:table-cell>
          <table:table-cell office:value-type="float" office:value="18.8">
            <text:p>18.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59172">
            <text:p>OS-159172</text:p>
          </table:table-cell>
          <table:table-cell office:value-type="float" office:value="-73.874">
            <text:p>-73.874</text:p>
          </table:table-cell>
          <table:table-cell office:value-type="float" office:value="-102.985">
            <text:p>-102.985</text:p>
          </table:table-cell>
          <table:table-cell office:value-type="float" office:value="1730.0">
            <text:p>1730.0</text:p>
          </table:table-cell>
          <table:table-cell office:value-type="float" office:value="20.0">
            <text:p>20.0</text:p>
          </table:table-cell>
          <table:table-cell office:value-type="string" office:value="penguin bone (whole)">
            <text:p>penguin bone (whole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1.0">
            <text:p>1.0</text:p>
          </table:table-cell>
          <table:table-cell office:value-type="float" office:value="8.1">
            <text:p>8.1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cosmogenic">
            <text:p>cosmogenic</text:p>
          </table:table-cell>
          <table:table-cell office:value-type="string" office:value="ED2-19-2C2 ">
            <text:p>ED2-19-2C2 </text:p>
          </table:table-cell>
          <table:table-cell office:value-type="float" office:value="-73.874">
            <text:p>-73.874</text:p>
          </table:table-cell>
          <table:table-cell office:value-type="float" office:value="-102.981">
            <text:p>-102.981</text:p>
          </table:table-cell>
          <table:table-cell office:value-type="float" office:value="3820.0">
            <text:p>3820.0</text:p>
          </table:table-cell>
          <table:table-cell office:value-type="float" office:value="320.0">
            <text:p>320.0</text:p>
          </table:table-cell>
          <table:table-cell office:value-type="string" office:value="bedrock">
            <text:p>bedroc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9.1">
            <text:p>19.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59212">
            <text:p>OS-159212</text:p>
          </table:table-cell>
          <table:table-cell office:value-type="float" office:value="-73.866">
            <text:p>-73.866</text:p>
          </table:table-cell>
          <table:table-cell office:value-type="float" office:value="-103.011">
            <text:p>-103.011</text:p>
          </table:table-cell>
          <table:table-cell office:value-type="float" office:value="2100.0">
            <text:p>2100.0</text:p>
          </table:table-cell>
          <table:table-cell office:value-type="float" office:value="15.0">
            <text:p>15.0</text:p>
          </table:table-cell>
          <table:table-cell office:value-type="string" office:value="penguin bone (whole)">
            <text:p>penguin bone (whole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1.0">
            <text:p>1.0</text:p>
          </table:table-cell>
          <table:table-cell office:value-type="float" office:value="3.7">
            <text:p>3.7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cosmogenic">
            <text:p>cosmogenic</text:p>
          </table:table-cell>
          <table:table-cell office:value-type="string" office:value="ED2-19-2C1 ">
            <text:p>ED2-19-2C1 </text:p>
          </table:table-cell>
          <table:table-cell office:value-type="float" office:value="-73.874">
            <text:p>-73.874</text:p>
          </table:table-cell>
          <table:table-cell office:value-type="float" office:value="-102.981">
            <text:p>-102.981</text:p>
          </table:table-cell>
          <table:table-cell office:value-type="float" office:value="3920.0">
            <text:p>3920.0</text:p>
          </table:table-cell>
          <table:table-cell office:value-type="float" office:value="350.0">
            <text:p>350.0</text:p>
          </table:table-cell>
          <table:table-cell office:value-type="string" office:value="bedrock">
            <text:p>bedroc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9.1">
            <text:p>19.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cosmogenic">
            <text:p>cosmogenic</text:p>
          </table:table-cell>
          <table:table-cell office:value-type="string" office:value="LD-19-C2   ">
            <text:p>LD-19-C2   </text:p>
          </table:table-cell>
          <table:table-cell office:value-type="float" office:value="-73.607">
            <text:p>-73.607</text:p>
          </table:table-cell>
          <table:table-cell office:value-type="float" office:value="-103.039">
            <text:p>-103.039</text:p>
          </table:table-cell>
          <table:table-cell office:value-type="float" office:value="8840.0">
            <text:p>8840.0</text:p>
          </table:table-cell>
          <table:table-cell office:value-type="float" office:value="720.0">
            <text:p>720.0</text:p>
          </table:table-cell>
          <table:table-cell office:value-type="string" office:value="bedrock">
            <text:p>bedroc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5.7">
            <text:p>25.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59243">
            <text:p>OS-159243</text:p>
          </table:table-cell>
          <table:table-cell office:value-type="float" office:value="-73.866">
            <text:p>-73.866</text:p>
          </table:table-cell>
          <table:table-cell office:value-type="float" office:value="-103.013">
            <text:p>-103.013</text:p>
          </table:table-cell>
          <table:table-cell office:value-type="float" office:value="1750.0">
            <text:p>1750.0</text:p>
          </table:table-cell>
          <table:table-cell office:value-type="float" office:value="20.0">
            <text:p>20.0</text:p>
          </table:table-cell>
          <table:table-cell office:value-type="string" office:value="penguin bone (partial)">
            <text:p>penguin bone (partial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1.0">
            <text:p>1.0</text:p>
          </table:table-cell>
          <table:table-cell office:value-type="float" office:value="4.2">
            <text:p>4.2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raddockEtal2022">
            <text:p>BraddockEtal2022</text:p>
          </table:table-cell>
        </table:table-row>
        <table:table-row>
          <table:table-cell office:value-type="string" office:value="Pine_Island_Bay">
            <text:p>Pine_Island_Bay</text:p>
          </table:table-cell>
          <table:table-cell office:value-type="string" office:value="radiocarbon">
            <text:p>radiocarbon</text:p>
          </table:table-cell>
          <table:table-cell office:value-type="string" office:value="OS-157169">
            <text:p>OS-157169</text:p>
          </table:table-cell>
          <table:table-cell office:value-type="float" office:value="-73.874">
            <text:p>-73.874</text:p>
          </table:table-cell>
          <table:table-cell office:value-type="float" office:value="-102.985">
            <text:p>-102.985</text:p>
          </table:table-cell>
          <table:table-cell office:value-type="float" office:value="2240.0">
            <text:p>2240.0</text:p>
          </table:table-cell>
          <table:table-cell office:value-type="float" office:value="20.0">
            <text:p>20.0</text:p>
          </table:table-cell>
          <table:table-cell office:value-type="string" office:value="penguin bone (whole)">
            <text:p>penguin bone (whole)</text:p>
          </table:table-cell>
          <table:table-cell office:value-type="string" office:value="marine">
            <text:p>marine</text:p>
          </table:table-cell>
          <table:table-cell office:value-type="float" office:value="610.0">
            <text:p>610.0</text:p>
          </table:table-cell>
          <table:table-cell office:value-type="float" office:value="110.0">
            <text:p>110.0</text:p>
          </table:table-cell>
          <table:table-cell office:value-type="float" office:value="1.0">
            <text:p>1.0</text:p>
          </table:table-cell>
          <table:table-cell office:value-type="float" office:value="8.1">
            <text:p>8.1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raddockEtal2022">
            <text:p>Braddock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